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327f3" fo:hyphenate="true" fo:hyphenation-remain-char-count="2" fo:hyphenation-push-char-count="2" loext:hyphenation-no-caps="false"/>
    </style:style>
    <style:style style:name="P18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6d818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0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21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rsid="0008bb06" officeooo:paragraph-rsid="0016d818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4pt" fo:font-weight="bold" officeooo:rsid="0008bb06" officeooo:paragraph-rsid="0016d81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hyphenation-ladder-count="no-limit" fo:text-indent="0in" style:auto-text-indent="false" style:writing-mode="lr-tb"/>
      <style:text-properties fo:font-size="14pt" fo:font-weight="bold" officeooo:rsid="0008bb06" officeooo:paragraph-rsid="01afe977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5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font-weight="bold" officeooo:rsid="0008bb06" officeooo:paragraph-rsid="01afe977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9e9e5d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language="uk" fo:country="UA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1in" draw:visible-area-height="1.983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2</text:span></text:p>
      <text:p text:style-name="P13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15"/>
      <text:p text:style-name="P14"><text:span text:style-name="T5">на тему: </text:span><text:span text:style-name="T7">«Передача даних віддаленому абоненту з використанням модема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Є.</text:p>
      <text:p text:style-name="P3">Прийня<text:span text:style-name="T12">в</text:span>: </text:p>
      <text:p text:style-name="P10">Івченко Ю.М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2">Дніпро, 202</text:span><text:span text:style-name="T3">2</text:span></text:p>
      <text:p text:style-name="P20"><text:span text:style-name="T6">Тема.</text:span><text:span text:style-name="T1"> Передача даних віддаленому абоненту з використанням модема.</text:span></text:p>
      <text:p text:style-name="P19"><text:span text:style-name="T10">Мета. </text:span><text:span text:style-name="T14">Отримати практичні навички з передачі даних віддаленому абоненту.</text:span></text:p>
      <text:p text:style-name="P22"><text:span text:style-name="T13">Хід роботи.</text:span></text:p>
      <text:list xml:id="list369920066" text:style-name="L14">
        <text:list-item>
          <text:p text:style-name="P21"><text:span text:style-name="T13">Ознайомитися з основними AT командами керування модемом. Ознайомитися</text:span></text:p>
          <text:p text:style-name="P21"><text:span text:style-name="T13">з роботою програми HyperTerminal.</text:span></text:p>
        </text:list-item>
        <text:list-item>
          <text:p text:style-name="P21"><text:span text:style-name="T13">Виконати передачу даних, використовуючи орендовану лінію.</text:span></text:p>
        </text:list-item>
        <text:list-item>
          <text:p text:style-name="P21"><text:span text:style-name="T13">Виконати передачу даних, використовуючи комутовану лінію.</text:span></text:p>
        </text:list-item>
      </text:list>
      <text:p text:style-name="P23">Основні AT команди</text:p>
      <text:p text:style-name="P23">Приклад профайлу зі змінами</text:p>
      <text:p text:style-name="P24"><text:span text:style-name="T1">Контрольні питання</text:span></text:p>
      <text:list xml:id="list974948029" text:style-name="L15">
        <text:list-item>
          <text:p text:style-name="P25">Система телеобробки.</text:p>
        </text:list-item>
        <text:list-item>
          <text:p text:style-name="P25">Стандарт RS-232C (V.24, V.28).</text:p>
        </text:list-item>
        <text:list-item>
          <text:p text:style-name="P25">Канали зв’язку. Пропускна спроможність каналу (С, Сmax).</text:p>
        </text:list-item>
        <text:list-item>
          <text:p text:style-name="P25">Типи каналу (дуплексний, напівдуплексний, симплексний).</text:p>
        </text:list-item>
        <text:list-item>
          <text:p text:style-name="P25">Смуга частот F. Питома вартість.</text:p>
        </text:list-item>
        <text:list-item>
          <text:p text:style-name="P25">Модем. Способи модуляції.</text:p>
        </text:list-item>
        <text:list-item>
          <text:p text:style-name="P25">Асинхронна і синхронна передача даних.</text:p>
        </text:list-item>
        <text:list-item>
          <text:p text:style-name="P25">Корекція помилок. Стиснення інформації.</text:p>
        </text:list-item>
        <text:list-item>
          <text:p text:style-name="P25">Стан лінії зв’язку (ATI2, CONNECT).</text:p>
        </text:list-item>
        <text:list-item>
          <text:p text:style-name="P25">Технологія передачі даних з використанням модему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4-23T22:16:18.658013712</dc:date>
    <meta:editing-duration>PT5H42M15S</meta:editing-duration>
    <meta:editing-cycles>402</meta:editing-cycles>
    <meta:generator>LibreOffice/7.2.6.2$Linux_X86_64 LibreOffice_project/20$Build-2</meta:generator>
    <meta:document-statistic meta:table-count="0" meta:image-count="0" meta:object-count="1" meta:page-count="2" meta:paragraph-count="34" meta:word-count="150" meta:character-count="1134" meta:non-whitespace-character-count="1025"/>
  </office:meta>
</office:document-meta>
</file>